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Condition.isMu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Condition.isSatis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Condition.BooleanCondition( boolean satis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Condition.isPostpon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Condition.isSatisfied( Condition [ ] conds , Dictionary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